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F870CDE1E6C3165272.jpg" manifest:media-type="image/jpeg"/>
  <manifest:file-entry manifest:full-path="Pictures/100000000000037000000168447B928C7551D41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4cf0" officeooo:paragraph-rsid="00094cf0"/>
    </style:style>
    <style:style style:name="fr1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ice diagram</text:p>
      <text:p text:style-name="P1"><draw:frame draw:style-name="fr1" draw:name="Image1" text:anchor-type="paragraph" svg:width="13.97cm" svg:height="5.715cm" draw:z-index="0"><draw:image xlink:href="Pictures/100000000000037000000168447B928C7551D41D.jpg" xlink:type="simple" xlink:show="embed" xlink:actuate="onLoad" loext:mime-type="image/jpeg"/></draw:frame></text:p>
      <text:p text:style-name="P1">2. Bank account diagram</text:p>
      <text:p text:style-name="P1"><draw:frame draw:style-name="fr1" draw:name="Image2" text:anchor-type="paragraph" svg:width="15.875cm" svg:height="12.065cm" draw:z-index="1"><draw:image xlink:href="Pictures/10000000000003E8000002F870CDE1E6C316527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7:58:11.720741215</meta:creation-date>
    <dc:date>2019-07-25T18:02:06.154737701</dc:date>
    <meta:editing-duration>PT4M</meta:editing-duration>
    <meta:editing-cycles>1</meta:editing-cycles>
    <meta:document-statistic meta:table-count="0" meta:image-count="2" meta:object-count="0" meta:page-count="1" meta:paragraph-count="2" meta:word-count="7" meta:character-count="38" meta:non-whitespace-character-count="33"/>
    <meta:generator>LibreOffice/6.0.7.3$Linux_X86_64 LibreOffice_project/00m0$Build-3</meta:generator>
  </office:meta>
</office:document-meta>
</file>